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20a454" officeooo:paragraph-rsid="0020a454"/>
    </style:style>
    <style:style style:name="P3" style:family="paragraph" style:parent-style-name="Preformatted_20_Text">
      <style:text-properties style:text-line-through-style="none" style:text-line-through-type="none" fo:font-style="italic" officeooo:rsid="007c9817" officeooo:paragraph-rsid="0022e888" fo:background-color="#ffbf00" style:font-style-asian="italic" style:font-style-complex="italic"/>
    </style:style>
    <style:style style:name="P4" style:family="paragraph" style:parent-style-name="Standard">
      <style:text-properties officeooo:rsid="001c2ae6" officeooo:paragraph-rsid="001c2ae6"/>
    </style:style>
    <style:style style:name="P5" style:family="paragraph" style:parent-style-name="Standard">
      <style:text-properties officeooo:rsid="001d5ade" officeooo:paragraph-rsid="001d5ade"/>
    </style:style>
    <style:style style:name="P6" style:family="paragraph" style:parent-style-name="Standard">
      <style:text-properties officeooo:rsid="001f06f8" officeooo:paragraph-rsid="001f06f8"/>
    </style:style>
    <style:style style:name="P7" style:family="paragraph" style:parent-style-name="Standard">
      <style:text-properties officeooo:rsid="0020a454" officeooo:paragraph-rsid="0020a454"/>
    </style:style>
    <style:style style:name="P8" style:family="paragraph" style:parent-style-name="Standard">
      <style:text-properties officeooo:rsid="0020a454" officeooo:paragraph-rsid="0022e888"/>
    </style:style>
    <style:style style:name="P9" style:family="paragraph" style:parent-style-name="Standard">
      <style:text-properties officeooo:rsid="0021006c" officeooo:paragraph-rsid="0021006c"/>
    </style:style>
    <style:style style:name="P10" style:family="paragraph" style:parent-style-name="Standard">
      <style:text-properties officeooo:rsid="00215599" officeooo:paragraph-rsid="00215599"/>
    </style:style>
    <style:style style:name="P11" style:family="paragraph" style:parent-style-name="Standard">
      <style:text-properties officeooo:rsid="006a7ad6" officeooo:paragraph-rsid="00217378" fo:background-color="#ffbf00"/>
    </style:style>
    <style:style style:name="P12" style:family="paragraph" style:parent-style-name="Standard">
      <style:text-properties officeooo:rsid="006a9626" officeooo:paragraph-rsid="00217378" fo:background-color="#ffbf00"/>
    </style:style>
    <style:style style:name="P13" style:family="paragraph" style:parent-style-name="Standard">
      <style:text-properties fo:font-style="italic" officeooo:rsid="006ed10f" officeooo:paragraph-rsid="00217378" fo:background-color="#ffbf00" style:font-style-asian="italic" style:font-style-complex="italic"/>
    </style:style>
    <style:style style:name="P14" style:family="paragraph" style:parent-style-name="Standard">
      <style:text-properties fo:font-style="italic" officeooo:rsid="00749826" officeooo:paragraph-rsid="00217378" fo:background-color="#ffbf00" style:font-style-asian="italic" style:font-style-complex="italic"/>
    </style:style>
    <style:style style:name="P15" style:family="paragraph" style:parent-style-name="Standard">
      <style:text-properties fo:font-style="italic" officeooo:rsid="00749826" officeooo:paragraph-rsid="0022e888" fo:background-color="#ffbf00" style:font-style-asian="italic" style:font-style-complex="italic"/>
    </style:style>
    <style:style style:name="P16" style:family="paragraph" style:parent-style-name="Standard">
      <style:text-properties fo:font-style="italic" officeooo:rsid="0022e888" officeooo:paragraph-rsid="0022e888" fo:background-color="#ffbf00" style:font-style-asian="italic" style:font-style-complex="italic"/>
    </style:style>
    <style:style style:name="P17" style:family="paragraph" style:parent-style-name="Standard">
      <style:text-properties style:text-line-through-style="none" style:text-line-through-type="none" fo:font-style="italic" officeooo:rsid="007c9817" officeooo:paragraph-rsid="0022e888" fo:background-color="#ffbf00" style:font-style-asian="italic" style:font-style-complex="italic"/>
    </style:style>
    <style:style style:name="T1" style:family="text">
      <style:text-properties officeooo:rsid="001f06f8"/>
    </style:style>
    <style:style style:name="T2" style:family="text">
      <style:text-properties officeooo:rsid="0020b32a"/>
    </style:style>
    <style:style style:name="T3" style:family="text">
      <style:text-properties officeooo:rsid="006d4a3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11aed" style:font-style-asian="normal" style:font-style-complex="normal"/>
    </style:style>
    <style:style style:name="T6" style:family="text">
      <style:text-properties fo:font-style="normal" officeooo:rsid="0082c78c" style:font-style-asian="normal" style:font-style-complex="normal"/>
    </style:style>
    <style:style style:name="T7" style:family="text">
      <style:text-properties fo:font-style="normal" fo:background-color="transparent" loext:char-shading-value="0" style:font-style-asian="normal" style:font-style-complex="normal"/>
    </style:style>
    <style:style style:name="T8" style:family="text">
      <style:text-properties officeooo:rsid="00796273" fo:background-color="#ffbf00" loext:char-shading-value="0"/>
    </style:style>
    <style:style style:name="T9" style:family="text">
      <style:text-properties style:text-line-through-style="none" style:text-line-through-type="none" officeooo:rsid="00796273" fo:background-color="#ffb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cesos:</text:p>
      <text:p text:style-name="P4">ps <text:s/>&lt; process list</text:p>
      <text:p text:style-name="P4">ps -p &lt; buscar proceso por número de PID</text:p>
      <text:p text:style-name="P4">ps -f &lt; full format</text:p>
      <text:p text:style-name="P4">ps --forest &lt; muestra jerarquía</text:p>
      <text:p text:style-name="P4">ps -o &lt; personaliza la salida (man ps para saber qué poner)</text:p>
      <text:p text:style-name="P4">ps -u &lt; procesor por user</text:p>
      <text:p text:style-name="P4">ps -e &lt; todos los procesos de todos los users</text:p>
      <text:p text:style-name="P4">ps -g &lt; muestra proceso por grupos</text:p>
      <text:p text:style-name="P4">ps -C &lt; por nombre de aplicacion</text:p>
      <text:p text:style-name="P4">top y htop para ver los procesos de forma continua</text:p>
      <text:p text:style-name="P5">pidof &lt; nuestra pid de un proceso</text:p>
      <text:p text:style-name="P5">chrt &lt; muestra o modifica los atributos de planificación en tiempo real de un proceso</text:p>
      <text:p text:style-name="P5">kill -l &lt; lista conjunto de señales que se le pueden mandar a un proceso</text:p>
      <text:p text:style-name="P5"><text:tab/><text:span text:style-name="T1">9 matar</text:span></text:p>
      <text:p text:style-name="P5"><text:tab/><text:span text:style-name="T1">19 suspender</text:span></text:p>
      <text:p text:style-name="P5"><text:tab/><text:span text:style-name="T1">18 continuar</text:span></text:p>
      <text:p text:style-name="P5">kill -s [nº señal] [PID proceso a cambiar]</text:p>
      <text:p text:style-name="P5">Scripts:</text:p>
      <text:p text:style-name="P5">#!/bin/bash</text:p>
      <text:p text:style-name="P5">chmod a+x ./[script.sh] » le damos permisos para ejecutarse</text:p>
      <text:p text:style-name="P6">read -p leer el valor que escribes por teclado</text:p>
      <text:p text:style-name="P6">`` &gt; indican el resultado de la operación del centro</text:p>
      <text:p text:style-name="P7">Bucle while:</text:p>
      <text:p text:style-name="P8">while-[-condicion-] <text:s/>En condicion -gt -lt -eq -o -<text:span text:style-name="T2">ge -le </text:span><text:span text:style-name="T8">[ “$variable” == “s” </text:span><text:span text:style-name="T9">o “$variable” == “S” ] </text:span></text:p>
      <text:p text:style-name="P7">do</text:p>
      <text:p text:style-name="P7">done</text:p>
      <text:p text:style-name="P7"/>
      <text:p text:style-name="P2"><text:span text:style-name="Source_20_Text">if [condición]</text:span></text:p>
      <text:p text:style-name="Preformatted_20_Text"><text:span text:style-name="Source_20_Text">then</text:span></text:p>
      <text:p text:style-name="Preformatted_20_Text"><text:span text:style-name="Source_20_Text"><text:s text:c="4"/># Código que se ejecuta si la condición es verdadera</text:span></text:p>
      <text:p text:style-name="Preformatted_20_Text"><text:span text:style-name="Source_20_Text">else</text:span></text:p>
      <text:p text:style-name="Preformatted_20_Text"><text:span text:style-name="Source_20_Text"><text:s text:c="4"/># Código que se ejecuta si la condición es falsa</text:span></text:p>
      <text:p text:style-name="P1"><text:span text:style-name="Source_20_Text">fi</text:span></text:p>
      <text:p text:style-name="P9">con | concatenamos la salida de un comando con la entrada de otro</text:p>
      <text:p text:style-name="P9">|| or</text:p>
      <text:p text:style-name="P9">&amp;&amp; and</text:p>
      <text:p text:style-name="P9"/>
      <text:p text:style-name="P6"/>
      <text:p text:style-name="P6">nice &lt; cambiar prioridad si no se está ejecutando la app</text:p>
      <text:p text:style-name="P6"><text:tab/>nice -n [nº pri] [Nombre_app o pid]</text:p>
      <text:p text:style-name="P6">renice &lt; ya se está ejecutando el proceso</text:p>
      <text:p text:style-name="P6"><text:tab/>renice -n [nº pri] -p [pid]</text:p>
      <text:p text:style-name="P7">Ctrl z suspender app y nos da un num</text:p>
      <text:p text:style-name="P7">jobs para ver cuales se están ejecutando</text:p>
      <text:p text:style-name="P7">bg nº</text:p>
      <text:p text:style-name="P7">fg nº</text:p>
      <text:p text:style-name="P10">servicios:</text:p>
      <text:p text:style-name="P10">systemctl list-units</text:p>
      <text:p text:style-name="P11">systemctl enable “nombre_servicio”.service</text:p>
      <text:p text:style-name="P11">systemctl is-enabled “nombre_servicio”.service</text:p>
      <text:p text:style-name="P11">systemctl list-units –type=service | grep “nombre_servicio”</text:p>
      <text:p text:style-name="P11"><text:soft-page-break/></text:p>
      <text:p text:style-name="P11">[En este comando lo que hacemos es concatenar el resultado de antes de la pipe con el de después de la misma]</text:p>
      <text:p text:style-name="P12">awk '{print <text:span text:style-name="T3">$</text:span>x}':</text:p>
      <text:p text:style-name="P11">&gt; </text:p>
      <text:p text:style-name="P13"><text:span text:style-name="T4">systemctl disable “nombre.servicio”.service </text:span></text:p>
      <text:p text:style-name="P14"><text:span text:style-name="T4">systemctl start “….”.service</text:span><text:span text:style-name="T7"> </text:span></text:p>
      <text:p text:style-name="P15"><text:span text:style-name="T7">systemctl stop “….”.service </text:span></text:p>
      <text:p text:style-name="P16"><text:span text:style-name="T7">systemctl status nombre_serv</text:span></text:p>
      <text:p text:style-name="P17"><text:span text:style-name="T4">systemctl daemon-reload</text:span></text:p>
      <text:p text:style-name="P17"><text:span text:style-name="T5">p</text:span><text:span text:style-name="T6">wd</text:span></text:p>
      <text:p text:style-name="P17"><text:span text:style-name="T6"/></text:p>
      <text:p text:style-name="P3"><text:span text:style-name="Source_20_Text"><text:span text:style-name="T6">find /ruta/del/directorio -name "*.pdf" -size +15M -mtime -7</text:span></text:span></text:p>
      <text:p text:style-name="P17"><text:span text:style-name="T6">awk -F: '$3 &gt;= 1000 {print $1}' /etc/passwd &gt; grep -v nobod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21:02:18.860847553</meta:creation-date>
    <dc:date>2023-12-02T22:52:29.023180369</dc:date>
    <meta:editing-duration>PT8M7S</meta:editing-duration>
    <meta:editing-cycles>1</meta:editing-cycles>
    <meta:document-statistic meta:table-count="0" meta:image-count="0" meta:object-count="0" meta:page-count="2" meta:paragraph-count="60" meta:word-count="350" meta:character-count="1958" meta:non-whitespace-character-count="1649"/>
    <meta:generator>LibreOffice/7.3.7.2$Linux_X86_64 LibreOffice_project/30$Build-2</meta:generator>
  </office:meta>
</office:document-meta>
</file>